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Motors (x4)</text:p>
          </table:table-cell>
          <table:table-cell table:style-name="TableCell1">
            <text:p text:style-name="P2">GHM-03 Spur Gear Head Motor</text:p>
          </table:table-cell>
          <table:table-cell table:style-name="TableCell1">
            <text:p text:style-name="P2">Powered via H-Bridge</text:p>
          </table:table-cell>
        </table:table-row>
        <table:table-row>
          <table:table-cell table:style-name="TableCell1">
            <text:p text:style-name="P2">H-bridge (x4)</text:p>
          </table:table-cell>
          <table:table-cell table:style-name="TableCell1">
            <text:p text:style-name="P2">Cytron MD10C Motor Drivers</text:p>
          </table:table-cell>
          <table:table-cell table:style-name="TableCell1">
            <text:p text:style-name="P2">4x 12V Batteries each with 2 ports each</text:p>
          </table:table-cell>
        </table:table-row>
        <table:table-row>
          <table:table-cell table:style-name="TableCell1">
            <text:p text:style-name="P2">Arduino Uno (lower)</text:p>
          </table:table-cell>
          <table:table-cell table:style-name="TableCell1">
            <text:p text:style-name="P2">MotorA - PWM Pin 11, Dir Pin 13, front left</text:p>
            <text:p text:style-name="P2">MotorB - PWM Pin 10, Dir Pin 12, Rear left</text:p>
            <text:p text:style-name="P2">MotorC - PWM Pin 9, Dir Pin 7, Front right</text:p>
            <text:p text:style-name="P2">MotorD - PWM Pin 6, Dir Pin 8, Rear right</text:p>
            <text:p text:style-name="P2">I2C to upper Arduino - Pins A4 (purple wire is in A4 which connects to black in extender in middle), A5 (white wire is in A5 which connects to red in extender in middle)</text:p>
          </table:table-cell>
          <table:table-cell table:style-name="TableCell1">
            <text:p text:style-name="P2">Connected to 12V battery</text:p>
          </table:table-cell>
        </table:table-row>
        <table:table-row>
          <table:table-cell table:style-name="TableCell1">
            <text:p text:style-name="P2">Arduino Uno (upper)</text:p>
          </table:table-cell>
          <table:table-cell table:style-name="TableCell1">
            <text:p text:style-name="P2">I2C to lower Arduino - Pins A4, A5</text:p>
            <text:p text:style-name="P2">Serial to Servo board - Pin 0 (orange Rx), Pin 1 (red Tx)</text:p>
            <text:p text:style-name="P2">Infrared sensor - digital pin 10</text:p>
            <text:p text:style-name="P2">Sonar pulse sensor - Trig pin 13, Echo pin 7</text:p>
            <text:p text:style-name="P2">Motion sensor - digital pin 12</text:p>
            <text:p text:style-name="P2">USB to Raspberry Pi 1</text:p>
          </table:table-cell>
          <table:table-cell table:style-name="TableCell1">
            <text:p text:style-name="P2">Arduino connected to 12v battery</text:p>
            <text:p text:style-name="P2"/>
            <text:p text:style-name="P2">Sensors connected to ?</text:p>
          </table:table-cell>
        </table:table-row>
        <table:table-row>
          <table:table-cell table:style-name="TableCell1">
            <text:p text:style-name="P2">Servo control board Lynxmotion SSC32U</text:p>
          </table:table-cell>
          <table:table-cell table:style-name="TableCell1">
            <text:p text:style-name="P2">Servo 0 - Turret with LCD</text:p>
            <text:p text:style-name="P2">Servo 1 - 6 - Robotic arm (6 degrees of freedom)</text:p>
            <text:p text:style-name="P2">Servo 7 - sonar sensor rotation</text:p>
            <text:p text:style-name="P2">Servo 8 - 10 - unused but wired</text:p>
          </table:table-cell>
          <table:table-cell table:style-name="TableCell1">
            <text:p text:style-name="P2">Connected to 5V/2.1amp portable iphone battery pack</text:p>
          </table:table-cell>
        </table:table-row>
        <table:table-row>
          <table:table-cell table:style-name="TableCell1">
            <text:p text:style-name="P2">Raspberry Pi 1 (Voice AIY)</text:p>
          </table:table-cell>
          <table:table-cell table:style-name="TableCell1">
            <text:p text:style-name="P2">USB to Arduino Uno (upper)</text:p>
            <text:p text:style-name="P2">GPIO to Voice Hat</text:p>
            <text:p text:style-name="P2">USB to Raspberry Pi 2</text:p>
            <text:p text:style-name="P2">USB to Raspberry Pi 3</text:p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aspberry Pi 2 (Vision AIY)</text:p>
          </table:table-cell>
          <table:table-cell table:style-name="TableCell1">
            <text:p text:style-name="P2">GPIO to Vision Hat</text:p>
            <text:p text:style-name="P2">USB to Raspberry Pi 1</text:p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aspberry Pi 3 (LCD)</text:p>
          </table:table-cell>
          <table:table-cell table:style-name="TableCell1">
            <text:p text:style-name="P2">GPIO to LCD</text:p>
            <text:p text:style-name="P2">USB to Raspberry Pi 1</text:p>
            <text:p text:style-name="P2"/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Google API console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Github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